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使用命令列顯示時間格式如下</text:p>
            <text:p/>
            <text:p>2019/02/19 16:22</text:p>
            <text:p>2019/02/19-16:22</text:p>
            <text:p/>
            <text:list text:style-name="L1">
              <text:list-item>
                <text:p text:style-name="P1">把執行之命令如下方法存於a1 再upload a1</text:p>
              </text:list-item>
              <text:list-item>
                <text:p text:style-name="P1">1. nedit a1 &amp;</text:p>
              </text:list-item>
              <text:list-item>
                <text:p text:style-name="P1">2. 答案save後 再upload a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6:21:37.904314872</meta:creation-date>
    <dc:date>2019-02-19T16:37:23.888318045</dc:date>
    <meta:editing-duration>PT35S</meta:editing-duration>
    <meta:editing-cycles>1</meta:editing-cycles>
    <meta:document-statistic meta:object-count="25"/>
    <meta:generator>LibreOffice/4.3.7.2$Linux_X86_64 LibreOffice_project/430$Build-2</meta:generator>
  </office:meta>
</office:document-meta>
</file>